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ockSize 4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07">
            <text:p>0.839507</text:p>
          </table:table-cell>
          <table:table-cell office:value-type="float" office:value="0.837034">
            <text:p>0.837034</text:p>
          </table:table-cell>
          <table:table-cell office:value-type="float" office:value="0.837104">
            <text:p>0.837104</text:p>
          </table:table-cell>
          <table:table-cell office:value-type="float" office:value="0.837193">
            <text:p>0.837193</text:p>
          </table:table-cell>
          <table:table-cell office:value-type="float" office:value="0.837293">
            <text:p>0.837293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17">
            <text:p>0.836617</text:p>
          </table:table-cell>
          <table:table-cell office:value-type="float" office:value="0.834432">
            <text:p>0.834432</text:p>
          </table:table-cell>
          <table:table-cell office:value-type="float" office:value="0.833797">
            <text:p>0.833797</text:p>
          </table:table-cell>
          <table:table-cell office:value-type="float" office:value="0.833837">
            <text:p>0.833837</text:p>
          </table:table-cell>
          <table:table-cell office:value-type="float" office:value="0.833688">
            <text:p>0.83368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79">
            <text:p>0.833479</text:p>
          </table:table-cell>
          <table:table-cell office:value-type="float" office:value="0.833112">
            <text:p>0.833112</text:p>
          </table:table-cell>
          <table:table-cell office:value-type="float" office:value="0.832873">
            <text:p>0.832873</text:p>
          </table:table-cell>
          <table:table-cell office:value-type="float" office:value="0.832774">
            <text:p>0.832774</text:p>
          </table:table-cell>
          <table:table-cell office:value-type="float" office:value="0.832814">
            <text:p>0.8328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59">
            <text:p>0.826259</text:p>
          </table:table-cell>
          <table:table-cell table:number-columns-repeated="4" office:value-type="float" office:value="0.825881">
            <text:p>0.82588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825723">
            <text:p>0.825723</text:p>
          </table:table-cell>
          <table:table-cell office:value-type="float" office:value="0.825881">
            <text:p>0.825881</text:p>
          </table:table-cell>
          <table:table-cell office:value-type="float" office:value="0.825742">
            <text:p>0.825742</text:p>
          </table:table-cell>
          <table:table-cell office:value-type="float" office:value="0.825752">
            <text:p>0.825752</text:p>
          </table:table-cell>
          <table:table-cell office:value-type="float" office:value="0.825742">
            <text:p>0.82574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776337">
            <text:p>0.0776337</text:p>
          </table:table-cell>
          <table:table-cell office:value-type="float" office:value="0.0641322">
            <text:p>0.0641322</text:p>
          </table:table-cell>
          <table:table-cell office:value-type="float" office:value="0.0633327">
            <text:p>0.0633327</text:p>
          </table:table-cell>
          <table:table-cell office:value-type="float" office:value="0.0603127">
            <text:p>0.0603127</text:p>
          </table:table-cell>
          <table:table-cell office:value-type="float" office:value="0.0602238">
            <text:p>0.0602238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94244">
            <text:p>0.0594244</text:p>
          </table:table-cell>
          <table:table-cell office:value-type="float" office:value="0.0502754">
            <text:p>0.0502754</text:p>
          </table:table-cell>
          <table:table-cell office:value-type="float" office:value="0.044857">
            <text:p>0.044857</text:p>
          </table:table-cell>
          <table:table-cell office:value-type="float" office:value="0.0452123">
            <text:p>0.0452123</text:p>
          </table:table-cell>
          <table:table-cell office:value-type="float" office:value="0.0444129">
            <text:p>0.0444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64559">
            <text:p>0.0464559</text:p>
          </table:table-cell>
          <table:table-cell office:value-type="float" office:value="0.0429916">
            <text:p>0.0429916</text:p>
          </table:table-cell>
          <table:table-cell office:value-type="float" office:value="0.0414816">
            <text:p>0.0414816</text:p>
          </table:table-cell>
          <table:table-cell office:value-type="float" office:value="0.0408598">
            <text:p>0.0408598</text:p>
          </table:table-cell>
          <table:table-cell office:value-type="float" office:value="0.0410375">
            <text:p>0.041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32581">
            <text:p>0.0432581</text:p>
          </table:table-cell>
          <table:table-cell table:number-columns-repeated="4" office:value-type="float" office:value="0.040771">
            <text:p>0.040771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0393498">
            <text:p>0.0393498</text:p>
          </table:table-cell>
          <table:table-cell office:value-type="float" office:value="0.040771">
            <text:p>0.040771</text:p>
          </table:table-cell>
          <table:table-cell office:value-type="float" office:value="0.0395274">
            <text:p>0.0395274</text:p>
          </table:table-cell>
          <table:table-cell office:value-type="float" office:value="0.0396163">
            <text:p>0.0396163</text:p>
          </table:table-cell>
          <table:table-cell office:value-type="float" office:value="0.0395274">
            <text:p>0.039527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935415">
            <text:p>0.935415</text:p>
          </table:table-cell>
          <table:table-cell office:value-type="float" office:value="0.93433">
            <text:p>0.93433</text:p>
          </table:table-cell>
          <table:table-cell office:value-type="float" office:value="0.934509">
            <text:p>0.934509</text:p>
          </table:table-cell>
          <table:table-cell office:value-type="float" office:value="0.93499">
            <text:p>0.93499</text:p>
          </table:table-cell>
          <table:table-cell office:value-type="float" office:value="0.935113">
            <text:p>0.93511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934453">
            <text:p>0.934453</text:p>
          </table:table-cell>
          <table:table-cell office:value-type="float" office:value="0.933145">
            <text:p>0.933145</text:p>
          </table:table-cell>
          <table:table-cell table:number-columns-repeated="2" office:value-type="float" office:value="0.933111">
            <text:p>0.933111</text:p>
          </table:table-cell>
          <table:table-cell office:value-type="float" office:value="0.933044">
            <text:p>0.93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932552">
            <text:p>0.932552</text:p>
          </table:table-cell>
          <table:table-cell office:value-type="float" office:value="0.932574">
            <text:p>0.932574</text:p>
          </table:table-cell>
          <table:table-cell office:value-type="float" office:value="0.932496">
            <text:p>0.932496</text:p>
          </table:table-cell>
          <table:table-cell office:value-type="float" office:value="0.932463">
            <text:p>0.932463</text:p>
          </table:table-cell>
          <table:table-cell office:value-type="float" office:value="0.932485">
            <text:p>0.93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24826">
            <text:p>0.924826</text:p>
          </table:table-cell>
          <table:table-cell table:number-columns-repeated="4" office:value-type="float" office:value="0.924714">
            <text:p>0.924714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924714">
            <text:p>0.924714</text:p>
          </table:table-cell>
          <table:table-cell table:number-columns-repeated="6"/>
        </table:table-row>
      </table:table>
      <table:table table:name="BlockSize 8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07">
            <text:p>0.839507</text:p>
          </table:table-cell>
          <table:table-cell office:value-type="float" office:value="0.837034">
            <text:p>0.837034</text:p>
          </table:table-cell>
          <table:table-cell office:value-type="float" office:value="0.837104">
            <text:p>0.837104</text:p>
          </table:table-cell>
          <table:table-cell office:value-type="float" office:value="0.837193">
            <text:p>0.837193</text:p>
          </table:table-cell>
          <table:table-cell office:value-type="float" office:value="0.837293">
            <text:p>0.837293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17">
            <text:p>0.836617</text:p>
          </table:table-cell>
          <table:table-cell office:value-type="float" office:value="0.834432">
            <text:p>0.834432</text:p>
          </table:table-cell>
          <table:table-cell office:value-type="float" office:value="0.833797">
            <text:p>0.833797</text:p>
          </table:table-cell>
          <table:table-cell office:value-type="float" office:value="0.833837">
            <text:p>0.833837</text:p>
          </table:table-cell>
          <table:table-cell office:value-type="float" office:value="0.833688">
            <text:p>0.83368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79">
            <text:p>0.833479</text:p>
          </table:table-cell>
          <table:table-cell office:value-type="float" office:value="0.833112">
            <text:p>0.833112</text:p>
          </table:table-cell>
          <table:table-cell office:value-type="float" office:value="0.832873">
            <text:p>0.832873</text:p>
          </table:table-cell>
          <table:table-cell office:value-type="float" office:value="0.832774">
            <text:p>0.832774</text:p>
          </table:table-cell>
          <table:table-cell office:value-type="float" office:value="0.832814">
            <text:p>0.8328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59">
            <text:p>0.826259</text:p>
          </table:table-cell>
          <table:table-cell table:number-columns-repeated="4" office:value-type="float" office:value="0.825881">
            <text:p>0.82588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825881">
            <text:p>0.825881</text:p>
          </table:table-cell>
          <table:table-cell office:value-type="float" office:value="0.825723">
            <text:p>0.825723</text:p>
          </table:table-cell>
          <table:table-cell office:value-type="float" office:value="0.825742">
            <text:p>0.825742</text:p>
          </table:table-cell>
          <table:table-cell office:value-type="float" office:value="0.825752">
            <text:p>0.825752</text:p>
          </table:table-cell>
          <table:table-cell office:value-type="float" office:value="0.825742">
            <text:p>0.82574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776337">
            <text:p>0.0776337</text:p>
          </table:table-cell>
          <table:table-cell office:value-type="float" office:value="0.0641322">
            <text:p>0.0641322</text:p>
          </table:table-cell>
          <table:table-cell office:value-type="float" office:value="0.0633327">
            <text:p>0.0633327</text:p>
          </table:table-cell>
          <table:table-cell office:value-type="float" office:value="0.0603127">
            <text:p>0.0603127</text:p>
          </table:table-cell>
          <table:table-cell office:value-type="float" office:value="0.0602238">
            <text:p>0.0602238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94244">
            <text:p>0.0594244</text:p>
          </table:table-cell>
          <table:table-cell office:value-type="float" office:value="0.0502754">
            <text:p>0.0502754</text:p>
          </table:table-cell>
          <table:table-cell office:value-type="float" office:value="0.044857">
            <text:p>0.044857</text:p>
          </table:table-cell>
          <table:table-cell office:value-type="float" office:value="0.0452123">
            <text:p>0.0452123</text:p>
          </table:table-cell>
          <table:table-cell office:value-type="float" office:value="0.0444129">
            <text:p>0.0444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64559">
            <text:p>0.0464559</text:p>
          </table:table-cell>
          <table:table-cell office:value-type="float" office:value="0.0429916">
            <text:p>0.0429916</text:p>
          </table:table-cell>
          <table:table-cell office:value-type="float" office:value="0.0414816">
            <text:p>0.0414816</text:p>
          </table:table-cell>
          <table:table-cell office:value-type="float" office:value="0.0408598">
            <text:p>0.0408598</text:p>
          </table:table-cell>
          <table:table-cell office:value-type="float" office:value="0.0410375">
            <text:p>0.041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32581">
            <text:p>0.0432581</text:p>
          </table:table-cell>
          <table:table-cell table:number-columns-repeated="4" office:value-type="float" office:value="0.040771">
            <text:p>0.040771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040771">
            <text:p>0.040771</text:p>
          </table:table-cell>
          <table:table-cell office:value-type="float" office:value="0.0393498">
            <text:p>0.0393498</text:p>
          </table:table-cell>
          <table:table-cell office:value-type="float" office:value="0.0395274">
            <text:p>0.0395274</text:p>
          </table:table-cell>
          <table:table-cell office:value-type="float" office:value="0.0396163">
            <text:p>0.0396163</text:p>
          </table:table-cell>
          <table:table-cell office:value-type="float" office:value="0.0395274">
            <text:p>0.039527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935415">
            <text:p>0.935415</text:p>
          </table:table-cell>
          <table:table-cell office:value-type="float" office:value="0.93433">
            <text:p>0.93433</text:p>
          </table:table-cell>
          <table:table-cell office:value-type="float" office:value="0.934509">
            <text:p>0.934509</text:p>
          </table:table-cell>
          <table:table-cell office:value-type="float" office:value="0.93499">
            <text:p>0.93499</text:p>
          </table:table-cell>
          <table:table-cell office:value-type="float" office:value="0.935113">
            <text:p>0.93511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934453">
            <text:p>0.934453</text:p>
          </table:table-cell>
          <table:table-cell office:value-type="float" office:value="0.933145">
            <text:p>0.933145</text:p>
          </table:table-cell>
          <table:table-cell table:number-columns-repeated="2" office:value-type="float" office:value="0.933111">
            <text:p>0.933111</text:p>
          </table:table-cell>
          <table:table-cell office:value-type="float" office:value="0.933044">
            <text:p>0.93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932552">
            <text:p>0.932552</text:p>
          </table:table-cell>
          <table:table-cell office:value-type="float" office:value="0.932574">
            <text:p>0.932574</text:p>
          </table:table-cell>
          <table:table-cell office:value-type="float" office:value="0.932496">
            <text:p>0.932496</text:p>
          </table:table-cell>
          <table:table-cell office:value-type="float" office:value="0.932463">
            <text:p>0.932463</text:p>
          </table:table-cell>
          <table:table-cell office:value-type="float" office:value="0.932485">
            <text:p>0.93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24826">
            <text:p>0.924826</text:p>
          </table:table-cell>
          <table:table-cell table:number-columns-repeated="4" office:value-type="float" office:value="0.924714">
            <text:p>0.924714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924714">
            <text:p>0.924714</text:p>
          </table:table-cell>
          <table:table-cell table:number-columns-repeated="6"/>
        </table:table-row>
      </table:table>
      <table:table table:name="BlockSize 16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2 KB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4 KB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  <table:table-cell table:number-columns-repeated="5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Reads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Writ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6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table:number-columns-repeated="5"/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</table:table>
      <table:table table:name="BlockSize 3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423776">
            <text:p>0.423776</text:p>
          </table:table-cell>
          <table:table-cell office:value-type="float" office:value="0.42317">
            <text:p>0.42317</text:p>
          </table:table-cell>
          <table:table-cell office:value-type="float" office:value="0.421949">
            <text:p>0.421949</text:p>
          </table:table-cell>
          <table:table-cell office:value-type="float" office:value="0.422366">
            <text:p>0.422366</text:p>
          </table:table-cell>
          <table:table-cell office:value-type="float" office:value="0.422376">
            <text:p>0.422376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21323">
            <text:p>0.421323</text:p>
          </table:table-cell>
          <table:table-cell office:value-type="float" office:value="0.419376">
            <text:p>0.419376</text:p>
          </table:table-cell>
          <table:table-cell office:value-type="float" office:value="0.418949">
            <text:p>0.418949</text:p>
          </table:table-cell>
          <table:table-cell office:value-type="float" office:value="0.419168">
            <text:p>0.419168</text:p>
          </table:table-cell>
          <table:table-cell office:value-type="float" office:value="0.418979">
            <text:p>0.41897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188">
            <text:p>0.4188</text:p>
          </table:table-cell>
          <table:table-cell office:value-type="float" office:value="0.418254">
            <text:p>0.418254</text:p>
          </table:table-cell>
          <table:table-cell office:value-type="float" office:value="0.417926">
            <text:p>0.417926</text:p>
          </table:table-cell>
          <table:table-cell office:value-type="float" office:value="0.417877">
            <text:p>0.417877</text:p>
          </table:table-cell>
          <table:table-cell office:value-type="float" office:value="0.417916">
            <text:p>0.417916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414738">
            <text:p>0.414738</text:p>
          </table:table-cell>
          <table:table-cell table:number-columns-repeated="4" office:value-type="float" office:value="0.414341">
            <text:p>0.41434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414182">
            <text:p>0.414182</text:p>
          </table:table-cell>
          <table:table-cell office:value-type="float" office:value="0.414192">
            <text:p>0.414192</text:p>
          </table:table-cell>
          <table:table-cell office:value-type="float" office:value="0.414212">
            <text:p>0.414212</text:p>
          </table:table-cell>
          <table:table-cell table:number-columns-repeated="2" office:value-type="float" office:value="0.414222">
            <text:p>0.41422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651093">
            <text:p>0.0651093</text:p>
          </table:table-cell>
          <table:table-cell office:value-type="float" office:value="0.0637769">
            <text:p>0.0637769</text:p>
          </table:table-cell>
          <table:table-cell office:value-type="float" office:value="0.0558714">
            <text:p>0.0558714</text:p>
          </table:table-cell>
          <table:table-cell office:value-type="float" office:value="0.0576479">
            <text:p>0.0576479</text:p>
          </table:table-cell>
          <table:table-cell office:value-type="float" office:value="0.058092">
            <text:p>0.058092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494759">
            <text:p>0.0494759</text:p>
          </table:table-cell>
          <table:table-cell office:value-type="float" office:value="0.0410375">
            <text:p>0.0410375</text:p>
          </table:table-cell>
          <table:table-cell office:value-type="float" office:value="0.0365962">
            <text:p>0.0365962</text:p>
          </table:table-cell>
          <table:table-cell office:value-type="float" office:value="0.0376621">
            <text:p>0.0376621</text:p>
          </table:table-cell>
          <table:table-cell office:value-type="float" office:value="0.036685">
            <text:p>0.03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89057">
            <text:p>0.0389057</text:p>
          </table:table-cell>
          <table:table-cell office:value-type="float" office:value="0.0341091">
            <text:p>0.0341091</text:p>
          </table:table-cell>
          <table:table-cell office:value-type="float" office:value="0.0318884">
            <text:p>0.0318884</text:p>
          </table:table-cell>
          <table:table-cell office:value-type="float" office:value="0.0313555">
            <text:p>0.0313555</text:p>
          </table:table-cell>
          <table:table-cell office:value-type="float" office:value="0.0315331">
            <text:p>0.0315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336649">
            <text:p>0.0336649</text:p>
          </table:table-cell>
          <table:table-cell table:number-columns-repeated="4" office:value-type="float" office:value="0.0310002">
            <text:p>0.0310002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029579">
            <text:p>0.029579</text:p>
          </table:table-cell>
          <table:table-cell office:value-type="float" office:value="0.0296678">
            <text:p>0.0296678</text:p>
          </table:table-cell>
          <table:table-cell office:value-type="float" office:value="0.0298454">
            <text:p>0.0298454</text:p>
          </table:table-cell>
          <table:table-cell table:number-columns-repeated="2" office:value-type="float" office:value="0.0299343">
            <text:p>0.0299343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468926">
            <text:p>0.468926</text:p>
          </table:table-cell>
          <table:table-cell office:value-type="float" office:value="0.468412">
            <text:p>0.468412</text:p>
          </table:table-cell>
          <table:table-cell office:value-type="float" office:value="0.468032">
            <text:p>0.468032</text:p>
          </table:table-cell>
          <table:table-cell office:value-type="float" office:value="0.468278">
            <text:p>0.468278</text:p>
          </table:table-cell>
          <table:table-cell office:value-type="float" office:value="0.468233">
            <text:p>0.46823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68132">
            <text:p>0.468132</text:p>
          </table:table-cell>
          <table:table-cell office:value-type="float" office:value="0.467003">
            <text:p>0.467003</text:p>
          </table:table-cell>
          <table:table-cell office:value-type="float" office:value="0.467081">
            <text:p>0.467081</text:p>
          </table:table-cell>
          <table:table-cell office:value-type="float" office:value="0.467193">
            <text:p>0.467193</text:p>
          </table:table-cell>
          <table:table-cell office:value-type="float" office:value="0.467104">
            <text:p>0.467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66623">
            <text:p>0.466623</text:p>
          </table:table-cell>
          <table:table-cell office:value-type="float" office:value="0.466612">
            <text:p>0.466612</text:p>
          </table:table-cell>
          <table:table-cell office:value-type="float" office:value="0.466522">
            <text:p>0.466522</text:p>
          </table:table-cell>
          <table:table-cell office:value-type="float" office:value="0.466533">
            <text:p>0.466533</text:p>
          </table:table-cell>
          <table:table-cell office:value-type="float" office:value="0.466556">
            <text:p>0.466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462709">
            <text:p>0.462709</text:p>
          </table:table-cell>
          <table:table-cell table:number-columns-repeated="4" office:value-type="float" office:value="0.462597">
            <text:p>0.462597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462597">
            <text:p>0.462597</text:p>
          </table:table-cell>
          <table:table-cell table:number-columns-repeated="6"/>
        </table:table-row>
      </table:table>
      <table:table table:name="BlockSize 64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16099">
            <text:p>0.216099</text:p>
          </table:table-cell>
          <table:table-cell table:number-columns-repeated="5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14113">
            <text:p>0.214113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11719">
            <text:p>0.211719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595132">
            <text:p>0.0595132</text:p>
          </table:table-cell>
          <table:table-cell table:number-columns-repeated="5"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465447">
            <text:p>0.04654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364185">
            <text:p>0.03641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3581">
            <text:p>0.23581</text:p>
          </table:table-cell>
          <table:table-cell table:number-columns-repeated="5"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35207">
            <text:p>0.2352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33787">
            <text:p>0.2337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</table:table>
      <table:table table:name="BlockSize 128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</table:table>
      <table:table table:name="BlockSize 256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</table:table>
      <table:table table:name="BlockSize 51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9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1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8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15:01:38</meta:creation-date>
    <dc:date>2011-11-30T18:24:32</dc:date>
    <dc:creator>Miguel Diaz</dc:creator>
    <meta:editing-duration>PT02H51M17S</meta:editing-duration>
    <meta:editing-cycles>5</meta:editing-cycles>
    <meta:generator>OpenOffice.org/3.2$Unix OpenOffice.org_project/320m12$Build-9483</meta:generator>
    <meta:document-statistic meta:table-count="8" meta:cell-count="675" meta:object-count="0"/>
  </office:meta>
</office:document-meta>
</file>